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dde8cb" draw:textarea-horizontal-align="justify" draw:textarea-vertical-align="middle" draw:auto-grow-height="false" fo:min-height="0.702cm" fo:min-width="3.3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333333" draw:fill-color="#dee6ef" draw:textarea-horizontal-align="justify" draw:textarea-vertical-align="middle" draw:auto-grow-height="false" fo:min-height="0.702cm" fo:min-width="3.31cm" style:writing-mode="lr-tb" loext:decorative="false"/>
      <style:paragraph-properties style:writing-mode="lr-tb"/>
    </style:style>
    <style:style style:name="gr3" style:family="graphic" style:parent-style-name="standard">
      <style:graphic-properties draw:stroke="dash" draw:stroke-dash="Double_20_Dash_20__28_Rounded_29_" svg:stroke-color="#333333" svg:stroke-linecap="round" draw:fill-color="#eeeeee" draw:textarea-horizontal-align="justify" draw:textarea-vertical-align="middle" draw:auto-grow-height="false" fo:min-height="0.702cm" fo:min-width="3.31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" style:family="graphic" style:parent-style-name="objectwithoutfill">
      <style:graphic-properties svg:stroke-color="#808080" draw:marker-end="Arrowheads_20_8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808080" draw:marker-end="Arrowheads_20_10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2" style:family="graphic" style:parent-style-name="objectwithoutfill">
      <style:graphic-properties svg:stroke-color="#808080" draw:marker-end="Arrowheads_20_12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14" style:family="graphic" style:parent-style-name="objectwithoutfill">
      <style:graphic-properties svg:stroke-width="0.053cm" svg:stroke-color="#ff0000" draw:marker-start-width="0.279cm" draw:marker-end-width="0.279cm" draw:fill="none" draw:textarea-horizontal-align="center" draw:textarea-vertical-align="middle" fo:padding-top="0.151cm" fo:padding-bottom="0.151cm" fo:padding-left="0.276cm" fo:padding-right="0.276cm" loext:decorative="false"/>
    </style:style>
    <style:style style:name="gr15" style:family="graphic" style:parent-style-name="objectwithoutfill">
      <style:graphic-properties svg:stroke-width="0.081cm" svg:stroke-color="#ff0000" draw:marker-start-width="0.321cm" draw:marker-end-width="0.321cm" draw:fill="none" draw:textarea-horizontal-align="center" draw:textarea-vertical-align="middle" fo:padding-top="0.165cm" fo:padding-bottom="0.165cm" fo:padding-left="0.29cm" fo:padding-right="0.29cm" loext:decorative="false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loext:graphic-properties draw:fill-color="#dde8cb"/>
      <style:paragraph-properties fo:text-align="center" style:writing-mode="lr-tb"/>
      <style:text-properties fo:font-size="11pt" style:font-size-asian="11pt" style:font-size-complex="11pt"/>
    </style:style>
    <style:style style:name="P3" style:family="paragraph">
      <loext:graphic-properties draw:fill-color="#dee6ef"/>
      <style:paragraph-properties fo:text-align="center" style:writing-mode="lr-tb"/>
      <style:text-properties fo:font-size="11pt" style:font-size-asian="11pt" style:font-size-complex="11pt"/>
    </style:style>
    <style:style style:name="P4" style:family="paragraph">
      <loext:graphic-properties draw:fill-color="#eeeeee"/>
      <style:paragraph-properties fo:text-align="center" style:writing-mode="lr-tb"/>
      <style:text-properties fo:font-size="11pt" style:font-size-asian="11pt" style:font-size-complex="11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Liberation Sans1" style:font-size-asian="11pt" style:font-style-asian="normal" style:font-weight-asian="normal" style:font-name-complex="Liberation Sans1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0.952cm" svg:x="1cm" svg:y="6.397cm">
          <text:p text:style-name="P1"><text:span text:style-name="T1">Python top module</text:span></text:p>
          <text:p text:style-name="P1"><text:span text:style-name="T1">(iob_soc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0.952cm" svg:x="6.937cm" svg:y="2.906cm">
          <text:p text:style-name="P1"><text:span text:style-name="T1">Super block</text:span></text:p>
          <text:p text:style-name="P1"><text:span text:style-name="T1">(soc_sim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0.952cm" svg:x="6.937cm" svg:y="10.208cm">
          <text:p text:style-name="P1"><text:span text:style-name="T1">Sub block</text:span></text:p>
          <text:p text:style-name="P1"><text:span text:style-name="T1">(iob_uart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0.952cm" svg:x="11.7cm" svg:y="1.636cm">
          <text:p text:style-name="P1"><text:span text:style-name="T1">Super super block</text:span></text:p>
          <text:p text:style-name="P1"><text:span text:style-name="T1">(soc_tb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0.952cm" svg:x="11.7cm" svg:y="4.176cm">
          <text:p text:style-name="P1"><text:span text:style-name="T1">Sub super block</text:span></text:p>
          <text:p text:style-name="P1"><text:span text:style-name="T1">(iob_uart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1cm" svg:height="0.952cm" svg:x="11.7cm" svg:y="8.621cm">
          <text:p text:style-name="P1"><text:span text:style-name="T1">Super sub block</text:span></text:p>
          <text:p text:style-name="P1"><text:span text:style-name="T1">(uart_sim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0.952cm" svg:x="11.7cm" svg:y="11.478cm">
          <text:p text:style-name="P1"><text:span text:style-name="T1">Sub sub block</text:span></text:p>
          <text:p text:style-name="P1"><text:span text:style-name="T1">(iob_csrs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1cm" svg:height="0.952cm" svg:x="16.78cm" svg:y="3.224cm">
          <text:p text:style-name="P1"><text:span text:style-name="T2">Super sub super block</text:span></text:p>
          <text:p text:style-name="P1"><text:span text:style-name="T1">(uart_si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81cm" svg:height="0.952cm" svg:x="16.78cm" svg:y="5.129cm">
          <text:p text:style-name="P1"><text:span text:style-name="T2">Sub sub super block</text:span></text:p>
          <text:p text:style-name="P1"><text:span text:style-name="T3">(iob_</text:span><text:span text:style-name="T1">csrs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1cm" svg:height="0.952cm" svg:x="16.78cm" svg:y="10.525cm">
          <text:p text:style-name="P1"><text:span text:style-name="T2">Super sub sub block</text:span></text:p>
          <text:p text:style-name="P1"><text:span text:style-name="T1">(csrs_sim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0.952cm" svg:x="16.78cm" svg:y="12.43cm">
          <text:p text:style-name="P1"><text:span text:style-name="T2">Sub sub sub block</text:span></text:p>
          <text:p text:style-name="P1"><text:span text:style-name="T1">(iob_reg)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4.81cm" svg:y1="6.715cm" svg:x2="6.937cm" svg:y2="3.54cm">
          <text:p/>
        </draw:line>
        <draw:line draw:style-name="gr5" draw:text-style-name="P5" draw:layer="layout" svg:x1="4.81cm" svg:y1="7.032cm" svg:x2="6.937cm" svg:y2="10.495cm">
          <text:p/>
        </draw:line>
        <draw:line draw:style-name="gr6" draw:text-style-name="P5" draw:layer="layout" svg:x1="10.747cm" svg:y1="3.541cm" svg:x2="11.7cm" svg:y2="4.493cm">
          <text:p/>
        </draw:line>
        <draw:line draw:style-name="gr7" draw:text-style-name="P5" draw:layer="layout" svg:x1="10.747cm" svg:y1="3.223cm" svg:x2="11.7cm" svg:y2="2.271cm">
          <text:p/>
        </draw:line>
        <draw:line draw:style-name="gr8" draw:text-style-name="P5" draw:layer="layout" svg:x1="15.51cm" svg:y1="4.493cm" svg:x2="16.78cm" svg:y2="3.858cm">
          <text:p/>
        </draw:line>
        <draw:line draw:style-name="gr9" draw:text-style-name="P5" draw:layer="layout" svg:x1="15.51cm" svg:y1="4.811cm" svg:x2="16.78cm" svg:y2="5.446cm">
          <text:p/>
        </draw:line>
        <draw:line draw:style-name="gr10" draw:text-style-name="P5" draw:layer="layout" svg:x1="10.747cm" svg:y1="10.526cm" svg:x2="11.7cm" svg:y2="9.256cm">
          <text:p/>
        </draw:line>
        <draw:line draw:style-name="gr11" draw:text-style-name="P5" draw:layer="layout" svg:x1="10.747cm" svg:y1="10.843cm" svg:x2="11.7cm" svg:y2="11.796cm">
          <text:p/>
        </draw:line>
        <draw:line draw:style-name="gr12" draw:text-style-name="P5" draw:layer="layout" svg:x1="15.51cm" svg:y1="11.795cm" svg:x2="16.78cm" svg:y2="11.16cm">
          <text:p/>
        </draw:line>
        <draw:line draw:style-name="gr13" draw:text-style-name="P5" draw:layer="layout" svg:x1="15.51cm" svg:y1="12.113cm" svg:x2="16.78cm" svg:y2="12.748cm">
          <text:p/>
        </draw:line>
        <draw:path draw:style-name="gr14" draw:text-style-name="P5" draw:layer="layout" svg:width="0.324cm" svg:height="0.324cm" svg:x="11.055cm" svg:y="9.724cm" svg:viewBox="0 0 325 325" svg:d="M0 0l325 325zM325 0l-325 325z">
          <text:p/>
        </draw:path>
        <draw:path draw:style-name="gr15" draw:text-style-name="P5" draw:layer="layout" svg:width="0.324cm" svg:height="0.324cm" svg:x="15.918cm" svg:y="11.367cm" svg:viewBox="0 0 325 325" svg:d="M0 0l325 325zM325 0l-325 325z">
          <text:p/>
        </draw:path>
        <draw:path draw:style-name="gr15" draw:text-style-name="P5" draw:layer="layout" svg:width="0.324cm" svg:height="0.324cm" svg:x="11.056cm" svg:y="9.725cm" svg:viewBox="0 0 325 325" svg:d="M0 0l325 325zM325 0l-325 325z">
          <text:p/>
        </draw:path>
        <draw:path draw:style-name="gr15" draw:text-style-name="P5" draw:layer="layout" svg:width="0.324cm" svg:height="0.324cm" svg:x="15.879cm" svg:y="4.076cm" svg:viewBox="0 0 325 325" svg:d="M0 0l325 325zM325 0l-325 325z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11:32:31.405461936</meta:creation-date>
    <meta:generator>LibreOffice/7.6.6.3$Linux_X86_64 LibreOffice_project/60$Build-3</meta:generator>
    <dc:date>2024-12-05T21:02:56.679336794</dc:date>
    <meta:editing-duration>PT2H1M31S</meta:editing-duration>
    <meta:editing-cycles>6</meta:editing-cycles>
    <meta:document-statistic meta:object-count="25"/>
  </office:meta>
</office:document-meta>
</file>